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0776" officeooo:paragraph-rsid="001a07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 </meta:initial-creator>
    <meta:creation-date>2015-07-09T16:17:39.031254865</meta:creation-date>
    <dc:date>2015-07-09T16:17:50.672274614</dc:date>
    <dc:creator>PC 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4.2.8.2$Linux_X86_64 LibreOffice_project/420m0$Build-2</meta:generator>
  </office:meta>
</office:document-meta>
</file>